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Guido van Robot Worldbuilder Summary</text:p>
      <text:p text:style-name="Preformatted_20_Text">Editing world:</text:p>
      <text:p text:style-name="Preformatted_20_Text"><text:s text:c="4"/>Left mouse button : Add or remove walls </text:p>
      <text:p text:style-name="Preformatted_20_Text"><text:s text:c="4"/>Middle mouse button: Set arguments for the robot statement</text:p>
      <text:p text:style-name="Preformatted_20_Text"><text:s text:c="4"/>Right mouse button: Set arguments for the beeper statement</text:p>
      <text:p text:style-name="Preformatted_20_Text"><text:s text:c="4"/></text:p>
      <text:p text:style-name="Preformatted_20_Text">Buttons:</text:p>
      <text:p text:style-name="Preformatted_20_Text"><text:s text:c="4"/>Reload <text:s text:c="2"/>: Reload the world from the editor window</text:p>
      <text:p text:style-name="Preformatted_20_Text"><text:s text:c="15"/>into the worldbuilder.</text:p>
      <text:p text:style-name="Preformatted_20_Text"><text:s text:c="4"/>Abort <text:s text:c="3"/>: Quit the worldbuilder, *not* GvRng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4-23T09:46:18</meta:creation-date>
    <dc:creator>stas zytkiewicz</dc:creator>
    <dc:date>2006-04-23T09:46:58</dc:date>
    <dc:language>en-I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50" meta:character-count="371"/>
  </office:meta>
</office:document-meta>
</file>